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Arial Unicode MS" svg:font-family="'Arial Unicode MS'" style:font-family-generic="swiss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8.018cm" fo:margin-left="0.009cm" fo:margin-top="0cm" fo:margin-bottom="0cm" table:align="left" style:writing-mode="lr-tb"/>
    </style:style>
    <style:style style:name="Table1.A" style:family="table-column">
      <style:table-column-properties style:column-width="3.942cm"/>
    </style:style>
    <style:style style:name="Table1.B" style:family="table-column">
      <style:table-column-properties style:column-width="5.953cm"/>
    </style:style>
    <style:style style:name="Table1.C" style:family="table-column">
      <style:table-column-properties style:column-width="3.545cm"/>
    </style:style>
    <style:style style:name="Table1.D" style:family="table-column">
      <style:table-column-properties style:column-width="4.57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2.778cm" fo:keep-together="auto"/>
    </style:style>
    <style:style style:name="Table1.3" style:family="table-row">
      <style:table-row-properties style:min-row-height="2.196cm" fo:keep-together="auto"/>
    </style:style>
    <style:style style:name="Table1.6" style:family="table-row">
      <style:table-row-properties style:min-row-height="3.016cm" fo:keep-together="auto"/>
    </style:style>
    <style:style style:name="Table2" style:family="table">
      <style:table-properties style:width="18.124cm" fo:margin-left="0.009cm" fo:margin-top="0cm" fo:margin-bottom="0cm" table:align="left" style:writing-mode="lr-tb"/>
    </style:style>
    <style:style style:name="Table2.A" style:family="table-column">
      <style:table-column-properties style:column-width="3.254cm"/>
    </style:style>
    <style:style style:name="Table2.B" style:family="table-column">
      <style:table-column-properties style:column-width="6.692cm"/>
    </style:style>
    <style:style style:name="Table2.C" style:family="table-column">
      <style:table-column-properties style:column-width="3.545cm"/>
    </style:style>
    <style:style style:name="Table2.D" style:family="table-column">
      <style:table-column-properties style:column-width="4.63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3.81cm" fo:keep-together="auto"/>
    </style:style>
    <style:style style:name="P1" style:family="paragraph" style:parent-style-name="Standard">
      <style:text-properties fo:color="#000000" loext:opacity="100%"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8%" fo:text-align="start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P5" style:family="paragraph" style:parent-style-name="Standard">
      <style:paragraph-properties fo:margin-top="0cm" fo:margin-bottom="0cm" style:contextual-spacing="false" fo:line-height="108%" fo:text-align="start" style:justify-single-word="false" fo:orphans="2" fo:widows="2"/>
      <style:text-properties style:font-name="Calibri" fo:font-size="11pt" fo:language="en" fo:country="GB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505962" loext:opacity="100%" style:font-name="Calibri" fo:font-size="11pt" fo:language="en" fo:country="GB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7" style:family="paragraph" style:parent-style-name="Heading_20_1" style:master-page-name="Standard">
      <style:paragraph-properties style:page-number="auto"/>
    </style:style>
    <style:style style:name="P8" style:family="paragraph" style:parent-style-name="Frame_20_contents">
      <style:text-properties fo:color="#000000" loext:opacity="100%" style:font-name="Calibri" fo:font-size="14pt" style:font-name-asian="Calibri1" style:font-size-asian="14pt" style:font-name-complex="Calibri1" style:font-size-complex="14pt"/>
    </style:style>
    <style:style style:name="P9" style:family="paragraph" style:parent-style-name="Frame_20_contents">
      <style:text-properties fo:color="#000000" loext:opacity="100%" style:font-name="Calibri" fo:font-size="10pt" style:font-name-asian="Calibri1" style:font-size-asian="10pt" style:font-name-complex="Calibri1" style:font-size-complex="10pt"/>
    </style:style>
    <style:style style:name="P10" style:family="paragraph" style:parent-style-name="List_20_Paragraph" style:list-style-name="WWNum5"/>
    <style:style style:name="P11" style:family="paragraph" style:parent-style-name="List_20_Paragraph" style:list-style-name="WWNum5">
      <style:text-properties fo:color="#000000" loext:opacity="100%" style:font-name="Calibri" style:font-name-asian="Calibri1" style:font-name-complex="Calibri1"/>
    </style:style>
    <style:style style:name="P12" style:family="paragraph" style:parent-style-name="Standard">
      <style:text-properties fo:color="#000000" loext:opacity="100%" style:font-name="Calibri" style:font-name-asian="Calibri1" style:font-name-complex="Calibri1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Calibri" fo:font-size="14pt" style:font-name-asian="Calibri1" style:font-size-asian="14pt" style:font-name-complex="Calibri1" style:font-size-complex="14pt"/>
    </style:style>
    <style:style style:name="T2" style:family="text">
      <style:text-properties fo:color="#000000" loext:opacity="100%" style:font-name="Calibri" fo:font-size="10pt" style:font-name-asian="Calibri1" style:font-size-asian="10pt" style:font-name-complex="Calibri1" style:font-size-complex="10pt"/>
    </style:style>
    <style:style style:name="T3" style:family="text">
      <style:text-properties fo:color="#000000" loext:opacity="100%" style:font-name="Calibri" style:font-name-asian="Calibri1" style:font-name-complex="Calibri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30831"/>
    </style:style>
    <style:style style:name="fr1" style:family="graphic" style:parent-style-name="Frame">
      <style:graphic-properties style:wrap="run-through" style:number-wrapped-paragraphs="no-limit" style:vertical-pos="top" style:vertical-rel="paragraph" style:horizontal-pos="from-left" style:horizontal-rel="paragraph" draw:opacity="0%" fo:padding="0cm" fo:border="none" style:writing-mode="lr-tb" draw:textarea-vertical-align="top"/>
    </style:style>
    <style:style style:name="fr2" style:family="graphic" style:parent-style-name="Frame">
      <style:graphic-properties style:wrap="run-through" style:number-wrapped-paragraphs="no-limit" style:vertical-pos="top" style:vertical-rel="paragraph" style:horizontal-pos="from-left" style:horizontal-rel="paragraph" draw:opacity="0%" fo:padding-left="0cm" fo:padding-right="0.176cm" fo:padding-top="0cm" fo:padding-bottom="0cm" fo:border="none" style:writing-mode="lr-tb" draw:textarea-vertical-align="top"/>
    </style:style>
    <style:style style:name="fr3" style:family="graphic" style:parent-style-name="Frame">
      <style:graphic-properties fo:margin-left="0cm" fo:margin-right="0.044cm" style:run-through="background" style:wrap="run-through" style:number-wrapped-paragraphs="no-limit" style:vertical-pos="from-top" style:vertical-rel="paragraph" style:horizontal-pos="center" style:horizontal-rel="paragraph" draw:opacity="0%" fo:padding="0cm" fo:border="none" style:writing-mode="lr-tb" draw:wrap-influence-on-position="once-concurrent" loext:allow-overlap="true" draw:textarea-vertical-align="top"/>
    </style:style>
    <style:style style:name="fr4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right" style:horizontal-rel="page-end-margin" draw:opacity="0%" fo:padding-left="0cm" fo:padding-right="0.176cm" fo:padding-top="0cm" fo:padding-bottom="0cm" fo:border="none" style:writing-mode="lr-tb" draw:wrap-influence-on-position="once-concurrent" loext:allow-overlap="true" draw:textarea-vertical-align="top"/>
    </style:style>
    <style:style style:name="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.044cm" fo:margin-top="0cm" fo:margin-bottom="0.048cm" style:run-through="background" style:wrap="parallel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.176cm" fo:wrap-option="wrap" fo:margin-left="0cm" fo:margin-right="0cm" fo:margin-top="0cm" fo:margin-bottom="0.019cm" style:run-through="background" style:wrap="parallel" style:number-wrapped-paragraphs="no-limit" style:wrap-contour="false" style:vertical-pos="from-top" style:vertical-rel="paragraph" style:horizontal-pos="right" style:horizontal-rel="page-end-margin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Performance Measurement Plan – Micro-acquisition pilot</text:h>
      <text:p text:style-name="Standard">__________________________________________________________________________________________</text:p>
      <text:h text:style-name="Heading_20_2" text:outline-level="2">Objectives</text:h>
      <text:p text:style-name="P12">Run a one-year experimental pilot for purchases of $10K or less for custom code that is licensed as open source where:</text:p>
      <text:list xml:id="list2855567792" text:style-name="WWNum5">
        <text:list-item>
          <text:p text:style-name="P11">Opportunities for micro-acquisitions are widely publicized to suppliers and barriers to entry (such as years of experience, needing to pre-qualify, security clearance) are removed/reduced</text:p>
        </text:list-item>
        <text:list-item>
          <text:p text:style-name="P11">Guardrails are put in place so that teams can complete the micro-acquisitions without needing the support of procurement officers</text:p>
        </text:list-item>
        <text:list-item>
          <text:p text:style-name="P11">All code procured via micro-acquisition is shared on open repositories and made visible to the GC and the public to enable re-use</text:p>
        </text:list-item>
        <text:list-item>
          <text:p text:style-name="P11">IT teams are able to make purchases to address short-term capacity requirements and bring new knowledge into the IT organization</text:p>
        </text:list-item>
        <text:list-item>
          <text:p text:style-name="P10"><text:span text:style-name="T3">Payment is made by credit card/PayPal</text:span><text:line-break/></text:p>
        </text:list-item>
      </text:list>
      <text:h text:style-name="Heading_20_2" text:outline-level="2">Expected Results</text:h>
      <text:list xml:id="list173827144787666" text:continue-numbering="true" text:style-name="WWNum5">
        <text:list-item>
          <text:p text:style-name="P11">Increased participation and access to developers who wouldn’t normally bid on GC IT contracts</text:p>
        </text:list-item>
        <text:list-item>
          <text:p text:style-name="P11">Increased working in the open by ESDC</text:p>
        </text:list-item>
        <text:list-item>
          <text:p text:style-name="P11">Reduced workload burden on ESDC procurement officers by allowing them to focus on more complex procurements</text:p>
        </text:list-item>
        <text:list-item>
          <text:p text:style-name="P11">Increased ESDC capabilities around agile, including breaking work up into smaller chunks which drive high software delivery and organizational performance</text:p>
        </text:list-item>
        <text:list-item>
          <text:p text:style-name="P11">Increased speed of payment of suppliers</text:p>
        </text:list-item>
      </text:list>
      <text:p text:style-name="P1"/>
      <text:h text:style-name="Heading_20_3" text:outline-level="3">Metrics to determine success</text:h>
      <text:h text:style-name="Heading_20_4" text:outline-level="4">Is this a service that people want?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Metric</text:p>
          </table:table-cell>
          <table:table-cell table:style-name="Table1.A1" office:value-type="string">
            <text:p text:style-name="P4">Target</text:p>
          </table:table-cell>
          <table:table-cell table:style-name="Table1.A1" office:value-type="string">
            <text:p text:style-name="P4">Data/Source of data</text:p>
          </table:table-cell>
        </table:table-row>
        <table:table-row table:style-name="Table1.2">
          <table:table-cell table:style-name="Table1.A1" table:number-rows-spanned="4" office:value-type="string">
            <text:p text:style-name="P2">Demand from Suppliers</text:p>
            <text:p text:style-name="P2"/>
          </table:table-cell>
          <table:table-cell table:style-name="Table1.A1" office:value-type="string">
            <text:p text:style-name="P2"># bids/applications per opportunity</text:p>
          </table:table-cell>
          <table:table-cell table:style-name="Table1.A1" office:value-type="string">
            <text:p text:style-name="P2">&gt; 1 per opportunity</text:p>
          </table:table-cell>
          <table:table-cell table:style-name="Table1.A1" office:value-type="string">
            <text:p text:style-name="P2"># of suppliers applying to opportunities AND # of bids for opportunities</text:p>
            <text:p text:style-name="P2">Data from the email inbox for <text:span text:style-name="T4">generic email account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P2"># number of unique suppliers who bid on opportunities</text:p>
          </table:table-cell>
          <table:table-cell table:style-name="Table1.A1" office:value-type="string">
            <text:p text:style-name="P2">&gt;10</text:p>
          </table:table-cell>
          <table:table-cell table:style-name="Table1.A1" office:value-type="string">
            <text:p text:style-name="P2">Supplier email address. <text:s/>Data in bids sent by email to the <text:span text:style-name="T4">generic email account</text:span>.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2"># of followers on the Micro-Acquisition Twitter accounts <text:span text:style-name="T6">and subscribers to the mailing list</text:span></text:p>
            <text:p text:style-name="P2"/>
          </table:table-cell>
          <table:table-cell table:style-name="Table1.A1" office:value-type="string">
            <text:p text:style-name="P3">&gt;100?</text:p>
          </table:table-cell>
          <table:table-cell table:style-name="Table1.A1" office:value-type="string">
            <text:p text:style-name="P4">Twitter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2"># of retweets on Micro-Acquisition tweets?</text:p>
            <text:p text:style-name="P2"/>
          </table:table-cell>
          <table:table-cell table:style-name="Table1.A1" office:value-type="string">
            <text:p text:style-name="P2">&gt;1 retweet per opportunity</text:p>
          </table:table-cell>
          <table:table-cell table:style-name="Table1.A1" office:value-type="string">
            <text:p text:style-name="P4">Twitter</text:p>
          </table:table-cell>
        </table:table-row>
        <text:soft-page-break/>
        <table:table-row table:style-name="Table1.6">
          <table:table-cell table:style-name="Table1.A1" table:number-rows-spanned="3" office:value-type="string">
            <text:p text:style-name="P2">Demand from Clients</text:p>
          </table:table-cell>
          <table:table-cell table:style-name="Table1.A1" office:value-type="string">
            <text:p text:style-name="P2"># of requests for opportunities (include all requests even those who choose not to go ahead due to funding challenges or not wanting to do budget transfers)</text:p>
          </table:table-cell>
          <table:table-cell table:style-name="Table1.A1" office:value-type="string">
            <text:p text:style-name="P2">No target</text:p>
          </table:table-cell>
          <table:table-cell table:style-name="Table1.A1" office:value-type="string">
            <text:p text:style-name="P2">Data from <text:span text:style-name="T4">opportunity tracker</text:span>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2">% of requests for opportunities that meet the MA criteria</text:p>
            <text:p text:style-name="P2"/>
          </table:table-cell>
          <table:table-cell table:style-name="Table1.A1" office:value-type="string">
            <text:p text:style-name="P2">No target</text:p>
          </table:table-cell>
          <table:table-cell table:style-name="Table1.A1" office:value-type="string">
            <text:p text:style-name="P2"># of requests for opportunities that meet the MA criteria, Total # of requests for opportunities. Data from <text:span text:style-name="T4">opportunity tracker</text:span>.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2"># of vetted requests (ones that get the ok to move forward and are posted online)</text:p>
            <text:p text:style-name="P2"/>
          </table:table-cell>
          <table:table-cell table:style-name="Table1.A1" office:value-type="string">
            <text:p text:style-name="P2">10 opportunities</text:p>
          </table:table-cell>
          <table:table-cell table:style-name="Table1.A1" office:value-type="string">
            <text:p text:style-name="P2">Data from <text:span text:style-name="T4">opportunity tracker</text:span></text:p>
          </table:table-cell>
        </table:table-row>
        <table:table-row table:style-name="Table1.1">
          <table:table-cell table:style-name="Table1.A1" table:number-rows-spanned="6" office:value-type="string">
            <text:p text:style-name="P2">Success as a procurement vehicle</text:p>
            <text:p text:style-name="P2"/>
          </table:table-cell>
          <table:table-cell table:style-name="Table1.A1" office:value-type="string">
            <text:p text:style-name="P2">% of opportunities where a supplier is chosen and signs the IP T&amp;C doc</text:p>
          </table:table-cell>
          <table:table-cell table:style-name="Table1.A1" office:value-type="string">
            <text:p text:style-name="P2">100%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covered-table-cell/>
          <table:table-cell table:style-name="Table1.A1" office:value-type="string">
            <text:p text:style-name="P2">% of posted opportunities where work was delivered </text:p>
          </table:table-cell>
          <table:table-cell table:style-name="Table1.A1" office:value-type="string">
            <text:p text:style-name="P2">100%</text:p>
          </table:table-cell>
          <table:table-cell table:style-name="Table1.A1" office:value-type="string">
            <text:p text:style-name="P2"># of opportunities where work was delivered, # of total opportunities. Data from the <text:span text:style-name="T4">opportunity tracker</text:span> (gathered from clients)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2">% of clients who would use this procurement vehicle again</text:p>
          </table:table-cell>
          <table:table-cell table:style-name="Table1.A1" office:value-type="string">
            <text:p text:style-name="P2">80%</text:p>
          </table:table-cell>
          <table:table-cell table:style-name="Table1.A1" office:value-type="string">
            <text:p text:style-name="P4">Feedback survey to clients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2">% of suppliers who would bid on another micro-acquisition opportunity</text:p>
          </table:table-cell>
          <table:table-cell table:style-name="Table1.A1" office:value-type="string">
            <text:p text:style-name="P2">70%</text:p>
          </table:table-cell>
          <table:table-cell table:style-name="Table1.A1" office:value-type="string">
            <text:p text:style-name="P2"><text:span text:style-name="T4">Feedback survey to suppliers</text:span> (who bid on the opportunity) *suppliers who did not win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2">% of opportunities flagged as contract splitting (after posting or award)</text:p>
          </table:table-cell>
          <table:table-cell table:style-name="Table1.A1" office:value-type="string">
            <text:p text:style-name="P2">0%</text:p>
          </table:table-cell>
          <table:table-cell table:style-name="Table1.A1" office:value-type="string">
            <text:p text:style-name="P2">Review by CFOB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2">Total dollar value of all micro-acquisition purchases</text:p>
          </table:table-cell>
          <table:table-cell table:style-name="Table1.A1" office:value-type="string">
            <text:p text:style-name="P2">No target</text:p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  <text:h text:style-name="Heading_20_4" text:outline-level="4">Have we met our <text:a xlink:type="simple" xlink:href="https://sara-sabr.github.io/ITStrategy/micro-acquisition-pilot.html" text:style-name="Internet_20_link" text:visited-style-name="Visited_20_Internet_20_Link"><text:span text:style-name="Internet_20_link">goals</text:span></text:a>?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Goal</text:p>
          </table:table-cell>
          <table:table-cell table:style-name="Table2.A1" office:value-type="string">
            <text:p text:style-name="P4">Metric</text:p>
          </table:table-cell>
          <table:table-cell table:style-name="Table2.A1" office:value-type="string">
            <text:p text:style-name="P5">Target</text:p>
          </table:table-cell>
          <table:table-cell table:style-name="Table2.A1" office:value-type="string">
            <text:p text:style-name="P5">Data/source of data</text:p>
          </table:table-cell>
        </table:table-row>
        <table:table-row table:style-name="Table2.2">
          <table:table-cell table:style-name="Table2.A1" table:number-rows-spanned="5" office:value-type="string">
            <text:p text:style-name="P6">Increased participation and access to developers who wouldn’t normally bid on GC IT contracts</text:p>
            <text:p text:style-name="P2"/>
          </table:table-cell>
          <table:table-cell table:style-name="Table2.A1" office:value-type="string">
            <text:p text:style-name="P2">% of successful suppliers who have never worked for the GC<text:line-break/></text:p>
            <text:p text:style-name="P2"><text:line-break/></text:p>
            <text:p text:style-name="P2"/>
            <text:p text:style-name="P2"/>
          </table:table-cell>
          <table:table-cell table:style-name="Table2.A1" office:value-type="string">
            <text:p text:style-name="P2">80%</text:p>
          </table:table-cell>
          <table:table-cell table:style-name="Table2.A1" office:value-type="string">
            <text:p text:style-name="P2">Total successful suppliers, Number of successful suppliers who have never worked for the GC before. Data from:<text:span text:style-name="T4"> Generic email account, </text:span>anecdotal stories from the<text:span text:style-name="T4"> supplier feedback survey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2">% of suppliers who put in proposals who have never worked for the GC</text:p>
          </table:table-cell>
          <table:table-cell table:style-name="Table2.A1" office:value-type="string">
            <text:p text:style-name="P2">80%</text:p>
          </table:table-cell>
          <table:table-cell table:style-name="Table2.A1" office:value-type="string">
            <text:p text:style-name="P2"><text:s/>Total suppliers who put in proposals, Number of <text:s/>suppliers who have never worked for the GC before. Data from:<text:span text:style-name="T4"> Generic email account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2">% of successful suppliers who do not live in the NCR (address is on invoice)</text:p>
          </table:table-cell>
          <table:table-cell table:style-name="Table2.A1" office:value-type="string">
            <text:p text:style-name="P2">80%</text:p>
          </table:table-cell>
          <table:table-cell table:style-name="Table2.A1" office:value-type="string">
            <text:p text:style-name="P2">Total successful suppliers, Number of successful suppliers who do not live in the NCR. Data from:<text:span text:style-name="T4"> Generic email account</text:span></text:p>
            <text:p text:style-name="P2"/>
          </table:table-cell>
        </table:table-row>
        <table:table-row table:style-name="Table2.1">
          <table:covered-table-cell/>
          <table:table-cell table:style-name="Table2.A1" office:value-type="string">
            <text:p text:style-name="P2">% of successful suppliers who are part of under-represented IT supplier groups (black, Indigenous, women, LGBTQ)</text:p>
          </table:table-cell>
          <table:table-cell table:style-name="Table2.A1" office:value-type="string">
            <text:p text:style-name="P2">80%</text:p>
          </table:table-cell>
          <table:table-cell table:style-name="Table2.A1" office:value-type="string">
            <text:p text:style-name="P2">Total successful suppliers, Number of successful suppliers who are part of under-represented IT supplier groups. Data from:<text:span text:style-name="T4"> Generic email account</text:span></text:p>
            <text:p text:style-name="P4"/>
          </table:table-cell>
        </table:table-row>
        <table:table-row table:style-name="Table2.1">
          <table:covered-table-cell/>
          <table:table-cell table:style-name="Table2.A1" office:value-type="string">
            <text:p text:style-name="P2">% of successful suppliers from small companies or are freelancers</text:p>
          </table:table-cell>
          <table:table-cell table:style-name="Table2.A1" office:value-type="string">
            <text:p text:style-name="P2">80%</text:p>
          </table:table-cell>
          <table:table-cell table:style-name="Table2.A1" office:value-type="string">
            <text:p text:style-name="P2">Total successful suppliers, Number of successful suppliers who are from small companies or are freelancers. Data from:<text:span text:style-name="T4"> Generic email account</text:span></text:p>
            <text:p text:style-name="P2"/>
          </table:table-cell>
        </table:table-row>
        <table:table-row table:style-name="Table2.1">
          <table:table-cell table:style-name="Table2.A1" table:number-rows-spanned="3" office:value-type="string">
            <text:p text:style-name="P6">Increased working in the open by ESDC</text:p>
            <text:p text:style-name="P6"/>
          </table:table-cell>
          <table:table-cell table:style-name="Table2.A1" office:value-type="string">
            <text:p text:style-name="P2"># of new ESDC repos (related to micro-acquisition contracts)?</text:p>
            <text:p text:style-name="P2"/>
          </table:table-cell>
          <table:table-cell table:style-name="Table2.A1" office:value-type="string">
            <text:p text:style-name="P2">&gt;5</text:p>
          </table:table-cell>
          <table:table-cell table:style-name="Table2.A1" office:value-type="string">
            <text:p text:style-name="P2">Data: <text:span text:style-name="T4">opportunity tracker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2"># of new entries in the ORE due to micro-acquisition contracts?</text:p>
          </table:table-cell>
          <table:table-cell table:style-name="Table2.A1" office:value-type="string">
            <text:p text:style-name="P2">10</text:p>
          </table:table-cell>
          <table:table-cell table:style-name="Table2.A1" office:value-type="string">
            <text:p text:style-name="P2">Data: <text:span text:style-name="T4">opportunity tracker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2"># of times code purchased via micro-acquisition is forked</text:p>
            <text:p text:style-name="P2"/>
          </table:table-cell>
          <table:table-cell table:style-name="Table2.A1" office:value-type="string">
            <text:p text:style-name="P2">&gt;1</text:p>
          </table:table-cell>
          <table:table-cell table:style-name="Table2.A1" office:value-type="string">
            <text:p text:style-name="P2">Data: will come from the repos where the code resides (repos could be on GitHub, GitLab, Bitbucket etc). </text:p>
          </table:table-cell>
        </table:table-row>
        <table:table-row table:style-name="Table2.1">
          <table:table-cell table:style-name="Table2.A1" office:value-type="string">
            <text:p text:style-name="P6">Reduced workload burden on ESDC procurement officers by allowing them to focus on more complex procurements</text:p>
            <text:p text:style-name="P6"/>
          </table:table-cell>
          <table:table-cell table:style-name="Table2.A1" office:value-type="string">
            <text:p text:style-name="P2">Total hours saved for procurement officers per procurement</text:p>
            <text:p text:style-name="P2"/>
          </table:table-cell>
          <table:table-cell table:style-name="Table2.A1" office:value-type="string">
            <text:p text:style-name="P2">&gt;5hrs saved per procurement</text:p>
          </table:table-cell>
          <table:table-cell table:style-name="Table2.A1" office:value-type="string">
            <text:p text:style-name="P2"># of micro-acquisition contracts * number of hours procurement officers spend on normal contracts. <text:s/>Compare against average amount of time spent on sole source contracts. Data: <text:span text:style-name="T4">opportunity tracker</text:span>, </text:p>
          </table:table-cell>
        </table:table-row>
        <table:table-row table:style-name="Table2.1">
          <table:table-cell table:style-name="Table2.A1" office:value-type="string">
            <text:p text:style-name="P6">Increased ESDC capabilities around agile, including breaking work up into smaller chunks which drive high software delivery and organizational performance</text:p>
            <text:p text:style-name="P6"/>
          </table:table-cell>
          <table:table-cell table:style-name="Table2.A1" office:value-type="string">
            <text:p text:style-name="P2">Anecdotal evidence</text:p>
            <text:p text:style-name="P2"/>
            <text:p text:style-name="P2">(not every opportunity will involve breaking work into smaller chunks)</text:p>
            <text:p text:style-name="P2"/>
            <text:p text:style-name="P2"/>
          </table:table-cell>
          <table:table-cell table:style-name="Table2.A1" office:value-type="string">
            <text:p text:style-name="P2">&gt;1 story</text:p>
          </table:table-cell>
          <table:table-cell table:style-name="Table2.A1" office:value-type="string">
            <text:p text:style-name="P2">Data: <text:span text:style-name="T4">Feedback survey to clients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6">Increased speed of payment of suppliers</text:p>
            <text:p text:style-name="P6"/>
          </table:table-cell>
          <table:table-cell table:style-name="Table2.A1" office:value-type="string">
            <text:p text:style-name="P2">% decrease in the time to pay suppliers</text:p>
          </table:table-cell>
          <table:table-cell table:style-name="Table2.A1" office:value-type="string">
            <text:p text:style-name="P2">50% decrease in the time to pay</text:p>
          </table:table-cell>
          <table:table-cell table:style-name="Table2.A1" office:value-type="string">
            <text:p text:style-name="P2">(Avg number of days to pay suppliers currently – avg # of days from invoice to payment for MA)/avg number of days to pay suppliers currently. Data from:<text:span text:style-name="T4"> Supplier feedback survey</text:span>, <text:span text:style-name="T4">generic email accoun</text:span>t (cc’d on emails to suppliers), <text:span text:style-name="T5">FPS</text:span> (for average number of days to pay). IF we don’t have data on average number of days to pay, replace with 30 days.</text:p>
          </table:table-cell>
        </table:table-row>
      </table:table>
      <text:p text:style-name="Standard"><draw:frame draw:style-name="fr2" draw:name="Frame11" text:anchor-type="paragraph" svg:x="0cm" svg:width="1.233cm" draw:z-index="4"><draw:text-box fo:min-height="0.041cm"><text:p text:style-name="Frame_20_contents"/></draw:text-box></draw:frame><draw:frame draw:style-name="fr1" draw:name="Frame21" text:anchor-type="paragraph" svg:x="0cm" svg:width="1.233cm" draw:z-index="5"><draw:text-box fo:min-height="0.041cm"><text:p text:style-name="Frame_20_contents"/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Arial Unicode MS" svg:font-family="'Arial Unicode MS'" style:font-family-generic="swiss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ＭＳ ゴシック" style:font-family-asian="'ＭＳ ゴシック'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ＭＳ ゴシック" style:font-family-asian="'ＭＳ ゴシック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ＭＳ ゴシック" style:font-family-asian="'ＭＳ ゴシック'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ＭＳ ゴシック" style:font-family-asian="'ＭＳ ゴシック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text-properties fo:color="#000000" loext:opacity="100%" style:font-name="Calibri" fo:font-size="14pt" style:font-name-asian="Calibri1" style:font-size-asian="14pt" style:font-name-complex="Calibri1" style:font-size-complex="14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rame_20_contents">
      <style:text-properties fo:color="#000000" loext:opacity="100%" style:font-name="Calibri" fo:font-size="10pt" style:font-name-asian="Calibri1" style:font-size-asian="10pt" style:font-name-complex="Calibri1" style:font-size-complex="10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right" style:horizontal-rel="page-end-margin" draw:opacity="0%" fo:padding-left="0cm" fo:padding-right="0.176cm" fo:padding-top="0cm" fo:padding-bottom="0c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fo:margin-left="0cm" fo:margin-right="0.044cm" style:run-through="background" style:wrap="run-through" style:number-wrapped-paragraphs="no-limit" style:vertical-pos="from-top" style:vertical-rel="paragraph" style:horizontal-pos="center" style:horizontal-rel="paragraph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.176cm" fo:wrap-option="wrap" fo:margin-left="0cm" fo:margin-right="0cm" fo:margin-top="0cm" fo:margin-bottom="0.019cm" style:run-through="background" style:wrap="parallel" style:number-wrapped-paragraphs="no-limit" style:wrap-contour="false" style:vertical-pos="from-top" style:vertical-rel="paragraph" style:horizontal-pos="right" style:horizontal-rel="page-end-margin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.044cm" fo:margin-top="0cm" fo:margin-bottom="0.048cm" style:run-through="background" style:wrap="parallel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Frame3" text:anchor-type="paragraph" svg:y="0.002cm" svg:width="1.235cm" draw:z-index="0"><draw:text-box fo:min-height="0.041cm"><text:p text:style-name="MP1">UNCLASSIFED / NON CLASSIFIÉ</text:p></draw:text-box></draw:frame><draw:custom-shape text:anchor-type="paragraph" draw:z-index="0" draw:name="Text Box 1" draw:style-name="Mgr1" draw:text-style-name="MP2" svg:width="1.234cm" svg:height="0.475cm" svg:x="0cm" svg:y="0.002cm"><svg:desc>UNCLASSIFED / NON CLASSIFIÉ</svg:desc><text:p text:style-name="Frame_20_contents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Footer"><draw:frame draw:style-name="Mfr2" draw:name="Frame4" text:anchor-type="paragraph" svg:y="0.002cm" svg:width="1.235cm" draw:z-index="0"><draw:text-box fo:min-height="0.041cm"><text:p text:style-name="MP3">UNCLASSIFED / NON CLASSIFIÉ</text:p></draw:text-box></draw:frame><draw:custom-shape text:anchor-type="paragraph" draw:z-index="1" draw:name="Text Box 4" draw:style-name="Mgr2" draw:text-style-name="MP2" svg:width="1.234cm" svg:height="0.472cm" svg:x="0cm" svg:y="0.002cm"><svg:desc>UNCLASSIFED / NON CLASSIFIÉ</svg:desc><text:p text:style-name="Frame_20_contents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uston, Rachel [NC]</meta:initial-creator>
    <meta:editing-cycles>90</meta:editing-cycles>
    <meta:creation-date>2021-04-19T11:01:00</meta:creation-date>
    <dc:date>2022-04-25T17:38:25.543492011</dc:date>
    <meta:editing-duration>PT4M4S</meta:editing-duration>
    <meta:generator>LibreOffice/7.0.6.2$MacOSX_X86_64 LibreOffice_project/144abb84a525d8e30c9dbbefa69cbbf2d8d4ae3b</meta:generator>
    <meta:document-statistic meta:table-count="2" meta:image-count="0" meta:object-count="0" meta:page-count="4" meta:paragraph-count="108" meta:word-count="948" meta:character-count="5994" meta:non-whitespace-character-count="5151"/>
    <meta:user-defined meta:name="AppVersion">16.0000</meta:user-defined>
    <meta:user-defined meta:name="ClassificationContentMarkingFooterFontProps">#000000,10,Calibri</meta:user-defined>
    <meta:user-defined meta:name="ClassificationContentMarkingFooterShapeIds">4,5,6</meta:user-defined>
    <meta:user-defined meta:name="ClassificationContentMarkingFooterText">UNCLASSIFED / NON CLASSIFIÉ</meta:user-defined>
    <meta:user-defined meta:name="ClassificationContentMarkingHeaderFontProps" meta:value-type="string">#000000,14,Calibri</meta:user-defined>
    <meta:user-defined meta:name="ClassificationContentMarkingHeaderShapeIds" meta:value-type="string">1,2,3</meta:user-defined>
    <meta:user-defined meta:name="ClassificationContentMarkingHeaderText" meta:value-type="string">UNCLASSIFED / NON CLASSIFIÉ</meta:user-defined>
    <meta:user-defined meta:name="ComplianceAssetId" meta:value-type="string"/>
    <meta:user-defined meta:name="ContentTypeId" meta:value-type="string">0x010100170EA69B7AC3984AAD65C86E413FAFD9</meta:user-defined>
    <meta:user-defined meta:name="MSIP_Label_0b0f69b2-48a3-41c3-8376-797e288adb4a_ActionId" meta:value-type="string">14cc1f14-c1df-4c4e-afd6-e49a5354e56d</meta:user-defined>
    <meta:user-defined meta:name="MSIP_Label_0b0f69b2-48a3-41c3-8376-797e288adb4a_ContentBits" meta:value-type="string">3</meta:user-defined>
    <meta:user-defined meta:name="MSIP_Label_0b0f69b2-48a3-41c3-8376-797e288adb4a_Enabled" meta:value-type="string">True</meta:user-defined>
    <meta:user-defined meta:name="MSIP_Label_0b0f69b2-48a3-41c3-8376-797e288adb4a_Method" meta:value-type="string">Standard</meta:user-defined>
    <meta:user-defined meta:name="MSIP_Label_0b0f69b2-48a3-41c3-8376-797e288adb4a_Name" meta:value-type="string">UNCLASSIFIED</meta:user-defined>
    <meta:user-defined meta:name="MSIP_Label_0b0f69b2-48a3-41c3-8376-797e288adb4a_SetDate" meta:value-type="string">2021-04-19T11:01:48Z</meta:user-defined>
    <meta:user-defined meta:name="MSIP_Label_0b0f69b2-48a3-41c3-8376-797e288adb4a_SiteId" meta:value-type="string">9ed55846-8a81-4246-acd8-b1a01abfc0d1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